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384cm" svg:height="3.063cm" svg:x="1.778cm" svg:y="0.508cm">
          <draw:text-box>
            <text:p text:style-name="P1"><text:span text:style-name="T1">HYMN #500</text:span></text:p>
            <text:p text:style-name="P1"><text:span text:style-name="T2">“</text:span><text:span text:style-name="T2">Creator Spirit, by Whose Ai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2" draw:layer="layout" svg:width="24.384cm" svg:height="7.011cm" svg:x="1.778cm" svg:y="0.609cm">
          <draw:text-box>
            <text:p text:style-name="P1"><text:span text:style-name="T3">1.</text:span><text:span text:style-name="T4"> Creator Spirit, by whose aid </text:span></text:p>
            <text:p text:style-name="P1"><text:span text:style-name="T4">The world's foundations first were laid,</text:span></text:p>
            <text:p text:style-name="P1"><text:span text:style-name="T4">Come, visit ev'ry humble mind;</text:span></text:p>
            <text:p text:style-name="P1"><text:span text:style-name="T4">Come, pour Your joys on humankin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4" draw:layer="layout" svg:width="24.384cm" svg:height="3.631cm" svg:x="1.778cm" svg:y="0.687cm">
          <draw:text-box>
            <text:p text:style-name="P1"><text:span text:style-name="T4">From sin and sorrow set us free,</text:span></text:p>
            <text:p text:style-name="P1"><text:span text:style-name="T4">May we Your living temples b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384cm" svg:height="7.011cm" svg:x="1.778cm" svg:y="0.609cm">
          <draw:text-box>
            <text:p text:style-name="P1"><text:span text:style-name="T3">2. </text:span><text:span text:style-name="T4">O Source of uncreated light,</text:span></text:p>
            <text:p text:style-name="P1"><text:span text:style-name="T4">The bearer of God's gracious might, </text:span></text:p>
            <text:p text:style-name="P1"><text:span text:style-name="T4">Thrice holy fount, thrice holy fire,</text:span></text:p>
            <text:p text:style-name="P1"><text:span text:style-name="T4">Our hearts with heav'nly love inspir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4" draw:layer="layout" svg:width="24.384cm" svg:height="3.631cm" svg:x="1.778cm" svg:y="0.508cm">
          <draw:text-box>
            <text:p text:style-name="P1"><text:span text:style-name="T4">Your sacred, healing message bring</text:span></text:p>
            <text:p text:style-name="P1"><text:span text:style-name="T4">To sanctify us as we 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384cm" svg:height="7.011cm" svg:x="1.778cm" svg:y="0.608cm">
          <draw:text-box>
            <text:p text:style-name="P1"><text:span text:style-name="T3">3. </text:span><text:span text:style-name="T4">Giver of grace, descend from high;</text:span></text:p>
            <text:p text:style-name="P1"><text:span text:style-name="T4">Your sev'nfold gifts to us supply;</text:span></text:p>
            <text:p text:style-name="P1"><text:span text:style-name="T4">Help us eternal truths receive</text:span></text:p>
            <text:p text:style-name="P1"><text:span text:style-name="T4">And practice all that we believ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4" draw:layer="layout" svg:width="24.384cm" svg:height="3.631cm" svg:x="1.778cm" svg:y="0.508cm">
          <draw:text-box>
            <text:p text:style-name="P1"><text:span text:style-name="T4">Give us Yourself that we may see</text:span></text:p>
            <text:p text:style-name="P1"><text:span text:style-name="T4">The glory of the Trin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4" draw:layer="layout" svg:width="24.384cm" svg:height="7.011cm" svg:x="1.778cm" svg:y="0.609cm">
          <draw:text-box>
            <text:p text:style-name="P1"><text:span text:style-name="T4">4. Immortal honor, endless fame</text:span></text:p>
            <text:p text:style-name="P1"><text:span text:style-name="T4">Attend the almighty Father's name;</text:span></text:p>
            <text:p text:style-name="P1"><text:span text:style-name="T4">The Savior-Son be glorified,</text:span></text:p>
            <text:p text:style-name="P1"><text:span text:style-name="T4">Who for all humankind has die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5" draw:text-style-name="P4" draw:layer="layout" svg:width="24.384cm" svg:height="10.211cm" svg:x="1.778cm" svg:y="0.508cm">
          <draw:text-box>
            <text:p text:style-name="P1"><text:span text:style-name="T4">To You, O Paraclete, we raise</text:span></text:p>
            <text:p text:style-name="P1"><text:span text:style-name="T4">Unending songs of thanks and praise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6"/></text:p>
            <text:p text:style-name="P5"><text:span text:style-name="T6"/></text:p>
            <text:p text:style-name="P5"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7:11:26.826000000</meta:creation-date>
    <dc:title>Blue template</dc:title>
    <meta:editing-duration>PT15M54S</meta:editing-duration>
    <meta:editing-cycles>5</meta:editing-cycles>
    <meta:generator>LibreOffice/6.1.3.2$Windows_X86_64 LibreOffice_project/86daf60bf00efa86ad547e59e09d6bb77c699acb</meta:generator>
    <dc:date>2019-01-19T20:18:00.447000000</dc:date>
    <meta:document-statistic meta:object-count="156"/>
  </office:meta>
</office:document-meta>
</file>